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TransactionStateException.IllegalTransactionStat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TransactionStateException.IllegalTransactionStat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